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e2463" officeooo:paragraph-rsid="001ac6e2"/>
    </style:style>
    <style:style style:name="P8" style:family="paragraph" style:parent-style-name="Standard">
      <style:text-properties officeooo:rsid="001e2463" officeooo:paragraph-rsid="001e2463"/>
    </style:style>
    <style:style style:name="P9" style:family="paragraph" style:parent-style-name="Standard">
      <style:text-properties officeooo:rsid="001e2463" officeooo:paragraph-rsid="007f65d6"/>
    </style:style>
    <style:style style:name="P10" style:family="paragraph" style:parent-style-name="Standard">
      <style:text-properties officeooo:rsid="001f718c" officeooo:paragraph-rsid="001f718c"/>
    </style:style>
    <style:style style:name="P11" style:family="paragraph" style:parent-style-name="Standard">
      <style:text-properties officeooo:rsid="001f718c" officeooo:paragraph-rsid="001ac6e2"/>
    </style:style>
    <style:style style:name="P12" style:family="paragraph" style:parent-style-name="Standard">
      <style:text-properties style:font-name="Courier 10 Pitch" officeooo:rsid="001e2463" officeooo:paragraph-rsid="001e2463"/>
    </style:style>
    <style:style style:name="P13" style:family="paragraph" style:parent-style-name="Standard">
      <style:text-properties style:font-name="Courier 10 Pitch" officeooo:rsid="001f718c" officeooo:paragraph-rsid="001f718c"/>
    </style:style>
    <style:style style:name="P14" style:family="paragraph" style:parent-style-name="Standard">
      <style:text-properties style:font-name="Courier 10 Pitch" officeooo:rsid="0069d775" officeooo:paragraph-rsid="0069d775"/>
    </style:style>
    <style:style style:name="P15" style:family="paragraph" style:parent-style-name="Standard">
      <style:text-properties style:font-name="Courier 10 Pitch" officeooo:rsid="00a41bb4" officeooo:paragraph-rsid="00a41bb4"/>
    </style:style>
    <style:style style:name="P16" style:family="paragraph" style:parent-style-name="Standard">
      <style:text-properties officeooo:rsid="00226add" officeooo:paragraph-rsid="00226add"/>
    </style:style>
    <style:style style:name="P17" style:family="paragraph" style:parent-style-name="Standard">
      <style:text-properties officeooo:rsid="0023ed9a" officeooo:paragraph-rsid="0023ed9a"/>
    </style:style>
    <style:style style:name="P18" style:family="paragraph" style:parent-style-name="Standard">
      <style:text-properties officeooo:rsid="00261dc0" officeooo:paragraph-rsid="00261dc0"/>
    </style:style>
    <style:style style:name="P19" style:family="paragraph" style:parent-style-name="Standard">
      <style:text-properties officeooo:rsid="0069d775" officeooo:paragraph-rsid="0069d775"/>
    </style:style>
    <style:style style:name="P20" style:family="paragraph" style:parent-style-name="Standard">
      <style:text-properties officeooo:rsid="00970c3e" officeooo:paragraph-rsid="00970c3e"/>
    </style:style>
    <style:style style:name="P21" style:family="paragraph" style:parent-style-name="Standard">
      <style:text-properties officeooo:rsid="009bda52" officeooo:paragraph-rsid="009bda52"/>
    </style:style>
    <style:style style:name="P22" style:family="paragraph" style:parent-style-name="Standard">
      <style:text-properties officeooo:rsid="00483c6c" officeooo:paragraph-rsid="009d4d2a"/>
    </style:style>
    <style:style style:name="P23" style:family="paragraph" style:parent-style-name="Standard">
      <style:paragraph-properties fo:break-before="page"/>
      <style:text-properties officeooo:rsid="001e2463" officeooo:paragraph-rsid="001e2463"/>
    </style:style>
    <style:style style:name="P24" style:family="paragraph" style:parent-style-name="Table_20_Heading">
      <style:text-properties officeooo:rsid="009d4d2a" officeooo:paragraph-rsid="009d4d2a"/>
    </style:style>
    <style:style style:name="P25" style:family="paragraph" style:parent-style-name="Heading_20_1" style:list-style-name=""/>
    <style:style style:name="P26" style:family="paragraph" style:parent-style-name="Heading_20_1">
      <style:text-properties officeooo:paragraph-rsid="0023ed9a"/>
    </style:style>
    <style:style style:name="P27" style:family="paragraph" style:parent-style-name="Heading_20_1">
      <style:text-properties officeooo:rsid="00479918" officeooo:paragraph-rsid="00479918"/>
    </style:style>
    <style:style style:name="P28" style:family="paragraph" style:parent-style-name="Heading_20_1" style:master-page-name="Right_20_Page">
      <style:paragraph-properties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23ed9a"/>
    </style:style>
    <style:style style:name="P31" style:family="paragraph" style:parent-style-name="Heading_20_1">
      <style:paragraph-properties fo:break-before="page"/>
      <style:text-properties officeooo:paragraph-rsid="00479918"/>
    </style:style>
    <style:style style:name="P32" style:family="paragraph" style:parent-style-name="Standard">
      <style:text-properties officeooo:rsid="001f718c" officeooo:paragraph-rsid="001f718c"/>
    </style:style>
    <style:style style:name="T1" style:family="text">
      <style:text-properties officeooo:rsid="00a98cbf"/>
    </style:style>
    <style:style style:name="T2" style:family="text">
      <style:text-properties officeooo:rsid="0023ed9a"/>
    </style:style>
    <style:style style:name="T3" style:family="text">
      <style:text-properties officeooo:rsid="002a0a76"/>
    </style:style>
    <style:style style:name="T4" style:family="text">
      <style:text-properties officeooo:rsid="00479918"/>
    </style:style>
    <style:style style:name="T5" style:family="text">
      <style:text-properties officeooo:rsid="00484079"/>
    </style:style>
    <style:style style:name="T6" style:family="text">
      <style:text-properties officeooo:rsid="00496683"/>
    </style:style>
    <style:style style:name="T7" style:family="text">
      <style:text-properties officeooo:rsid="007abf80"/>
    </style:style>
    <style:style style:name="T8" style:family="text">
      <style:text-properties officeooo:rsid="007f65d6"/>
    </style:style>
    <style:style style:name="T9" style:family="text">
      <style:text-properties officeooo:rsid="0080bbbc"/>
    </style:style>
    <style:style style:name="T10" style:family="text">
      <style:text-properties officeooo:rsid="00970c3e"/>
    </style:style>
    <style:style style:name="T11" style:family="text">
      <style:text-properties officeooo:rsid="00977080"/>
    </style:style>
    <style:style style:name="T12" style:family="text">
      <style:text-properties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-start text:name="__RefHeading___Toc158_1674063424"/>VI/ Installation d’un serveur Minetest Stable 0.4.16 sur un serveur Gandi (IaaS)<text:span text:style-name="T7"> sous Debian 8</text:span>.<text:bookmark-end text:name="__RefHeading___Toc158_1674063424"/></text:h>
      <text:p text:style-name="P11"/>
      <text:p text:style-name="P10">I) Création d'un serveur Gandi.</text:p>
      <text:p text:style-name="P10"/>
      <text:p text:style-name="P10">- Lien :</text:p>
      <text:p text:style-name="P10"/>
      <text:p text:style-name="P10">https://www.gandi.net/admin/iaas/vm/create</text:p>
      <text:p text:style-name="P10"/>
      <text:p text:style-name="P10"/>
      <text:p text:style-name="P10">- Configuration physique :</text:p>
      <text:p text:style-name="P10"/>
      <text:p text:style-name="P10">Cœur(s) : 1</text:p>
      <text:p text:style-name="P10">Disques : 1 / Taille : 10 Go</text:p>
      <text:p text:style-name="P10">Mémoire : 1 Go</text:p>
      <text:p text:style-name="P10">Interfaces : 1</text:p>
      <text:p text:style-name="P10">Centre de données : Bissen, Luxembourg (LU-BI1)</text:p>
      <text:p text:style-name="P10"/>
      <text:p text:style-name="P10"/>
      <text:p text:style-name="P10">Consommation de crédit : 218/h Soit 15,70 € / mois</text:p>
      <text:p text:style-name="P10"/>
      <text:p text:style-name="P10"/>
      <text:p text:style-name="P10">- Système :</text:p>
      <text:p text:style-name="P10"/>
      <text:p text:style-name="P10">Système d'exploitation : Debian 8</text:p>
      <text:p text:style-name="P10">Nom du disque système : sysdiskmt</text:p>
      <text:p text:style-name="P10"/>
      <text:p text:style-name="P10"/>
      <text:p text:style-name="P10">- Paramètres de connexion :</text:p>
      <text:p text:style-name="P10"/>
      <text:p text:style-name="P10">Nom (hostname) : servermt</text:p>
      <text:p text:style-name="P10">Identifiant administrateur : &lt; A définir, par exemple : admin&gt;</text:p>
      <text:p text:style-name="P10">Méthode d'authentification : Mot de Passe</text:p>
      <text:p text:style-name="P10">Mot de passe : &lt; A définir, par exemple : Mot2P@sse&gt;</text:p>
      <text:p text:style-name="P10">Adresse ipv4 : 213.166.243.99</text:p>
      <text:p text:style-name="P10"/>
      <text:p text:style-name="P10"/>
      <text:p text:style-name="P10">II) Configuration du serveur.</text:p>
      <text:p text:style-name="P10"/>
      <text:p text:style-name="P10"/>
      <text:p text:style-name="P10">1/ Connexion.</text:p>
      <text:p text:style-name="P10"/>
      <text:p text:style-name="P10"/>
      <text:p text:style-name="P13">[~] ➔ ssh admin@213.166.243.99</text:p>
      <text:p text:style-name="P13">admin@213.166.243.99's password: </text:p>
      <text:p text:style-name="P13">Linux servermt 3.16.0-4-amd64 #1 SMP Debian 3.16.43-2 (2017-04-30) x86_64 GNU/Linux</text:p>
      <text:p text:style-name="P13">[-----------------------------------------]</text:p>
      <text:p text:style-name="P13"><text:s text:c="2"/>Gandi - Welcome to your new OS image.</text:p>
      <text:p text:style-name="P13"><text:soft-page-break/></text:p>
      <text:p text:style-name="P15">...</text:p>
      <text:p text:style-name="P13">[-----------------------------------------]</text:p>
      <text:p text:style-name="P13">admin@servermt:~$ </text:p>
      <text:p text:style-name="P10"/>
      <text:p text:style-name="P10"/>
      <text:p text:style-name="P10"/>
      <text:p text:style-name="P10">2/ Connexion en super-utilisateur.</text:p>
      <text:p text:style-name="P10"/>
      <text:p text:style-name="P10"/>
      <text:p text:style-name="P13">admin@servermt:~$ su</text:p>
      <text:p text:style-name="P13">Password: &lt;Défini pendant la création du serveur &gt;</text:p>
      <text:p text:style-name="P13">root@servermt:/home/admin</text:p>
      <text:p text:style-name="P10"/>
      <text:p text:style-name="P10"/>
      <text:p text:style-name="P10"/>
      <text:p text:style-name="P10">3/ Mise-à-jour du dépôt des sources.</text:p>
      <text:p text:style-name="P10"/>
      <text:p text:style-name="P10"/>
      <text:p text:style-name="P13">root@servermt:/home/admin# apt-key adv --keyserver keyserver.ubuntu.com --recv-keys D9A579D6BB859933</text:p>
      <text:p text:style-name="P13">root@servermt:/home/admin# apt-get update</text:p>
      <text:p text:style-name="P10"/>
      <text:p text:style-name="P10"/>
      <text:p text:style-name="P10"/>
      <text:p text:style-name="P10">4/ Mise-à-jour du système.</text:p>
      <text:p text:style-name="P10"/>
      <text:p text:style-name="P10"/>
      <text:p text:style-name="P13">root@servermt:/home/admin# apt-get upgrade</text:p>
      <text:p text:style-name="P10"/>
      <text:p text:style-name="P10"/>
      <text:p text:style-name="P10"/>
      <text:p text:style-name="P10">5/ Installation des paquets de base.</text:p>
      <text:p text:style-name="P10"/>
      <text:p text:style-name="P10"/>
      <text:p text:style-name="P13">root@servermt:/home/admin# apt-get install mc vim screen htop links wget</text:p>
      <text:p text:style-name="P10"/>
      <text:p text:style-name="P10"/>
      <text:p text:style-name="P10"/>
      <text:p text:style-name="P10">III) Installation du serveur Minetest Stable.</text:p>
      <text:p text:style-name="P10"/>
      <text:p text:style-name="P10"/>
      <text:p text:style-name="P10">1/ Installation des paquets de développement.</text:p>
      <text:p text:style-name="P10"/>
      <text:p text:style-name="P10"/>
      <text:p text:style-name="P13">root@servermt:/home/admin# apt-get install build-essential git-core cmake libirrlicht-dev cmake libbz2-dev libpng12-dev libjpeg-dev libxxf86vm-dev libgl1-mesa-dev libsqlite3-dev libcurl4-gnutls-dev libfreetype6-dev zlib1g-dev libgmp-dev libjsoncpp-dev libluajit-5.1-2 libluajit-5.1-dev <text:s/>libncurses5-dev doxygen gettext-base libgettextpo-dev libopenal-dev libvorbis-dev gettext libleveldb-dev</text:p>
      <text:p text:style-name="P10"><text:soft-page-break/></text:p>
      <text:p text:style-name="P10"/>
      <text:p text:style-name="P10"/>
      <text:p text:style-name="P10">2/ Installation de Postgresql 9.6.</text:p>
      <text:p text:style-name="P10"/>
      <text:p text:style-name="P10">- Ajout du dépôt :</text:p>
      <text:p text:style-name="P10"/>
      <text:p text:style-name="P10"/>
      <text:p text:style-name="P13">root@servermt:/home/admin# echo "deb http://apt.postgresql.org/pub/repos/apt/ jessie-pgdg main 9.5" &gt; /etc/apt/sources.list.d/posgresql.list</text:p>
      <text:p text:style-name="P10"/>
      <text:p text:style-name="P10"/>
      <text:p text:style-name="P10">- Récupération de la clé :</text:p>
      <text:p text:style-name="P10"/>
      <text:p text:style-name="P10"/>
      <text:p text:style-name="P13">root@servermt:/home/admin# wget --quiet -O - https://www.postgresql.org/media/keys/ACCC4CF8.asc | apt-key add -</text:p>
      <text:p text:style-name="P10"/>
      <text:p text:style-name="P10"/>
      <text:p text:style-name="P10">- Mise-à-jour des dépôts :</text:p>
      <text:p text:style-name="P10"/>
      <text:p text:style-name="P10"/>
      <text:p text:style-name="P13">root@servermt:/home/admin# apt-get update</text:p>
      <text:p text:style-name="P10"><text:s/></text:p>
      <text:p text:style-name="P10"/>
      <text:p text:style-name="P10">- Vérification de la version : </text:p>
      <text:p text:style-name="P10"/>
      <text:p text:style-name="P10"/>
      <text:p text:style-name="P13">root@servermt:/home/admin# apt-cache policy postgresql</text:p>
      <text:p text:style-name="P13">postgresql:</text:p>
      <text:p text:style-name="P13"><text:s text:c="2"/>Installed: (none)</text:p>
      <text:p text:style-name="P13"><text:s text:c="2"/>Candidate: 9.6+184.pgdg80+1</text:p>
      <text:p text:style-name="P13"><text:s text:c="2"/>Version table:</text:p>
      <text:p text:style-name="P13"><text:s text:c="5"/>9.6+184.pgdg80+1 0</text:p>
      <text:p text:style-name="P13"><text:s text:c="8"/>500 http://apt.postgresql.org/pub/repos/apt/ jessie-pgdg/main amd64 Packages</text:p>
      <text:p text:style-name="P13"><text:s text:c="5"/>9.4+165+deb8u2 0</text:p>
      <text:p text:style-name="P13"><text:s text:c="8"/>500 https://mirrors.gandi.net/debian/ jessie/main amd64 Packages</text:p>
      <text:p text:style-name="P13">root@servermt:/home/admin# </text:p>
      <text:p text:style-name="P13"/>
      <text:p text:style-name="P10"/>
      <text:p text:style-name="P10">- Installation de postgresql 9.6 :</text:p>
      <text:p text:style-name="P10"/>
      <text:p text:style-name="P10"/>
      <text:p text:style-name="P13">root@servermt:/home/admin# apt-get install postgresql postgresql-server-dev-9.6</text:p>
      <text:p text:style-name="P10"/>
      <text:p text:style-name="P10"/>
      <text:p text:style-name="P10"/>
      <text:p text:style-name="P10">3/ Quitter le mode 'super-utilisateur'.</text:p>
      <text:p text:style-name="P10"><text:soft-page-break/></text:p>
      <text:p text:style-name="P10"/>
      <text:p text:style-name="P13">root@servermt:/home/admin# exit</text:p>
      <text:p text:style-name="P13">exit</text:p>
      <text:p text:style-name="P13">admin@servermt:~$ </text:p>
      <text:p text:style-name="P13"/>
      <text:p text:style-name="P10"/>
      <text:p text:style-name="P10"/>
      <text:p text:style-name="P10">4/ Création du répertoire de travail.</text:p>
      <text:p text:style-name="P10"/>
      <text:p text:style-name="P10"/>
      <text:p text:style-name="P13">admin@servermt:~$ mkdir -p JEUX/MINETEST</text:p>
      <text:p text:style-name="P13">admin@servermt:~$ cd JEUX/MINETEST/</text:p>
      <text:p text:style-name="P13">admin@servermt:~/JEUX/MINETEST$ </text:p>
      <text:p text:style-name="P10"/>
      <text:p text:style-name="P10"/>
      <text:p text:style-name="P10"/>
      <text:p text:style-name="P10">5/ Téléchargement du code source.</text:p>
      <text:p text:style-name="P10"/>
      <text:p text:style-name="P10"/>
      <text:p text:style-name="P13">admin@servermt:~/JEUX/MINETEST$ git clone https://github.com/minetest/minetest.git</text:p>
      <text:p text:style-name="P13">Cloning into 'minetest'...</text:p>
      <text:p text:style-name="P13">remote: Counting objects: 51032, done.</text:p>
      <text:p text:style-name="P13">remote: Compressing objects: 100% (54/54), done.</text:p>
      <text:p text:style-name="P13">remote: Total 51032 (delta 34), reused 27 (delta 17), pack-reused 50961</text:p>
      <text:p text:style-name="P13">Receiving objects: 100% (51032/51032), 50.97 MiB | 9.55 MiB/s, done.</text:p>
      <text:p text:style-name="P13">Resolving deltas: 100% (36600/36600), done.</text:p>
      <text:p text:style-name="P13">Checking connectivity... done.</text:p>
      <text:p text:style-name="P13">admin@servermt:~/JEUX/MINETEST$ </text:p>
      <text:p text:style-name="P10"/>
      <text:p text:style-name="P10"/>
      <text:p text:style-name="P10"/>
      <text:p text:style-name="P10">6/ Récupérer la version stable : tag 0.4.16</text:p>
      <text:p text:style-name="P10"/>
      <text:p text:style-name="P10"/>
      <text:p text:style-name="P13">admin@servermt:~/JEUX/MINETEST$ <text:span text:style-name="T3">cd</text:span> minetest/</text:p>
      <text:p text:style-name="P13">admin@servermt:~/JEUX/MINETEST/minetest$ git checkout tags/0.4.16</text:p>
      <text:p text:style-name="P13">Note: checking out 'tags/0.4.16'.</text:p>
      <text:p text:style-name="P13">...</text:p>
      <text:p text:style-name="P13">HEAD is now at 80dc961... Bump version to 0.4.16</text:p>
      <text:p text:style-name="P13">admin@servermt:~/JEUX/MINETEST/minetest$ </text:p>
      <text:p text:style-name="P10"/>
      <text:p text:style-name="P10"/>
      <text:p text:style-name="P10"/>
      <text:p text:style-name="P10">7/ Création de la branche stable.</text:p>
      <text:p text:style-name="P10"/>
      <text:p text:style-name="P10"/>
      <text:p text:style-name="P13">admin@servermt:~/JEUX/MINETEST/minetest$ git checkout -b 0.4.16</text:p>
      <text:p text:style-name="P13">Switched to a new branch '0.4.16'</text:p>
      <text:p text:style-name="P13">admin@servermt:~/JEUX/MINETEST/minetest$ </text:p>
      <text:p text:style-name="P13"><text:soft-page-break/></text:p>
      <text:p text:style-name="P10"/>
      <text:p text:style-name="P10"/>
      <text:p text:style-name="P10">8/ Configuration de la compilation.</text:p>
      <text:p text:style-name="P10"/>
      <text:p text:style-name="P10"/>
      <text:p text:style-name="P13">admin@servermt:~/JEUX/MINETEST/minetest$ cmake . -DRUN_IN_PLACE=TRUE -DBUILD_SERVER=TRUE -DENABLE_LUAJIT=TRUE -DENABLE_FREETYPE=TRUE -DENABLE_GETTEXT=TRUE -DENABLE_CURL=TRUE -DENABLE_GLES=TRUE -DCMAKE_BUILD_TYPE=Release </text:p>
      <text:p text:style-name="P13">-- *** Will build version 0.4.16 ***</text:p>
      <text:p text:style-name="P13">-- Using GMP provided by system.</text:p>
      <text:p text:style-name="P13">-- Using bundled JSONCPP library.</text:p>
      <text:p text:style-name="P13">-- Using LuaJIT provided by system.</text:p>
      <text:p text:style-name="P13">-- cURL support enabled.</text:p>
      <text:p text:style-name="P13">-- GetText enabled; locales found: be;sw;ky;lt;ms;he;id;it;nl;de;dv;sr_Cyrl;eo;uk;pl;tr;cs;ko;es;ro;sl;da;ja;pt_BR;jbo;sv;pt;ca;ru;fr;zh_TW;zh_CN;hu;et;nb</text:p>
      <text:p text:style-name="P13">-- Sound enabled.</text:p>
      <text:p text:style-name="P13">-- Freetype enabled.</text:p>
      <text:p text:style-name="P13">-- ncurses console enabled.</text:p>
      <text:p text:style-name="P13">-- Found PostgreSQL: /usr/lib/x86_64-linux-gnu/libpq.so (found version "9.6.5") </text:p>
      <text:p text:style-name="P13">-- PostgreSQL backend enabled</text:p>
      <text:p text:style-name="P13">-- PostgreSQL includes: /usr/include/postgresql</text:p>
      <text:p text:style-name="P13">-- LevelDB backend enabled.</text:p>
      <text:p text:style-name="P13">-- Redis not found!</text:p>
      <text:p text:style-name="P13">-- SpatialIndex not found!</text:p>
      <text:p text:style-name="P13">-- Locale blacklist applied; Locales used: sw;lt;ms;id;it;nl;de;dv;sr_Cyrl;eo;uk;pl;tr;cs;es;ro;sl;da;ja;pt_BR;jbo;sv;pt;ca;ru;fr;hu;et;nb</text:p>
      <text:p text:style-name="P13">-- Configuring done</text:p>
      <text:p text:style-name="P13">-- Generating done</text:p>
      <text:p text:style-name="P13">-- Build files have been written to: /home/admin/JEUX/MINETEST/minetest</text:p>
      <text:p text:style-name="P13">admin@servermt:~/JEUX/MINETEST/minetest$ <text:s text:c="2"/></text:p>
      <text:p text:style-name="P10"/>
      <text:p text:style-name="P10"/>
      <text:p text:style-name="P10"/>
      <text:p text:style-name="P10">9/ Compilation de Minetest.</text:p>
      <text:p text:style-name="P10"/>
      <text:p text:style-name="P10"/>
      <text:p text:style-name="P13">admin@servermt:~/JEUX/MINETEST/minetest$ make</text:p>
      <text:p text:style-name="P13">Scanning dependencies of target jsoncpp</text:p>
      <text:p text:style-name="P13">[ <text:s/>0%] Building CXX object lib/jsoncpp/CMakeFiles/jsoncpp.dir/jsoncpp.cpp.o</text:p>
      <text:p text:style-name="P13">Linking CXX static library libjsoncpp.a</text:p>
      <text:p text:style-name="P13">[ <text:s/>0%] Built target jsoncpp</text:p>
      <text:p text:style-name="P13">Scanning dependencies of target cguittfont</text:p>
      <text:p text:style-name="P13">[ <text:s/>0%] Building CXX object src/cguittfont/CMakeFiles/cguittfont.dir/xCGUITTFont.cpp.o</text:p>
      <text:p text:style-name="P13"><text:soft-page-break/>Linking CXX static library libcguittfont.a</text:p>
      <text:p text:style-name="P13">[ <text:s/>0%] Built target cguittfont</text:p>
      <text:p text:style-name="P13">Scanning dependencies of target GenerateVersion</text:p>
      <text:p text:style-name="P13">[ <text:s/>0%] Built target GenerateVersion</text:p>
      <text:p text:style-name="P13">Scanning dependencies of target minetest</text:p>
      <text:p text:style-name="P13">[ <text:s/>1%] Building CXX object src/CMakeFiles/minetest.dir/client/clientlauncher.cpp.o</text:p>
      <text:p text:style-name="P13">...</text:p>
      <text:p text:style-name="P13">[ 99%] Building CXX object src/CMakeFiles/minetestserver.dir/version.cpp.o</text:p>
      <text:p text:style-name="P13">[ 99%] Building CXX object src/CMakeFiles/minetestserver.dir/voxel.cpp.o</text:p>
      <text:p text:style-name="P13">[100%] Building CXX object src/CMakeFiles/minetestserver.dir/voxelalgorithms.cpp.o</text:p>
      <text:p text:style-name="P13">Linking CXX executable ../bin/minetestserver</text:p>
      <text:p text:style-name="P13">[100%] Built target minetestserver</text:p>
      <text:p text:style-name="P13">...</text:p>
      <text:p text:style-name="P13">[100%] mo-update [et]: Creating locale directory.</text:p>
      <text:p text:style-name="P13">[100%] mo-update [et]: Creating mo file.</text:p>
      <text:p text:style-name="P13">[100%] mo update</text:p>
      <text:p text:style-name="P13">[100%] Built target translations</text:p>
      <text:p text:style-name="P13">admin@servermt:~/JEUX/MINETEST/minetest$ </text:p>
      <text:p text:style-name="P13"/>
      <text:p text:style-name="P10"/>
      <text:p text:style-name="P10"/>
      <text:p text:style-name="P10">10/ Téléchargement du jeu de base.</text:p>
      <text:p text:style-name="P10"/>
      <text:p text:style-name="P10"/>
      <text:p text:style-name="P13">admin@servermt:~/JEUX/MINETEST/minetest$ cd ..</text:p>
      <text:p text:style-name="P13">admin@servermt:~/JEUX/MINETEST$ git clone https://github.com/minetest/minetest_game.git</text:p>
      <text:p text:style-name="P13">Cloning into 'minetest_game'...</text:p>
      <text:p text:style-name="P13">remote: Counting objects: 8511, done.</text:p>
      <text:p text:style-name="P13">remote: Total 8511 (delta 0), reused 0 (delta 0), pack-reused 8511</text:p>
      <text:p text:style-name="P13">Receiving objects: 100% (8511/8511), 6.52 MiB | 4.08 MiB/s, done.</text:p>
      <text:p text:style-name="P13">Resolving deltas: 100% (4403/4403), done.</text:p>
      <text:p text:style-name="P13">Checking connectivity... done.</text:p>
      <text:p text:style-name="P13">admin@servermt:~/JEUX/MINETEST$ </text:p>
      <text:p text:style-name="P13"/>
      <text:p text:style-name="P10"/>
      <text:p text:style-name="P10"/>
      <text:p text:style-name="P10">11/ Installation.</text:p>
      <text:p text:style-name="P10"/>
      <text:p text:style-name="P10"/>
      <text:p text:style-name="P13">admin@servermt:~/JEUX/MINETEST$ cd minetest/games/</text:p>
      <text:p text:style-name="P13">admin@servermt:~/JEUX/MINETEST/minetest/games$ ln -s ../../minetest_game/</text:p>
      <text:p text:style-name="P10"/>
      <text:p text:style-name="P10"/>
      <text:p text:style-name="P10">12/ Lien.</text:p>
      <text:p text:style-name="P10"/>
      <text:p text:style-name="P10">&lt;a href="https://dev.minetest.net/Compiling_Minetest"&gt;https://dev.minetest.net/Compiling_Minetest&lt;/a&gt;</text:p>
      <text:p text:style-name="P10"/>
      <text:p text:style-name="P10"/>
      <text:p text:style-name="P19"><text:soft-page-break/>V/ Fichier de configuration Minetest<text:span text:style-name="T10">.</text:span></text:p>
      <text:p text:style-name="P19"/>
      <text:p text:style-name="P20">Ce fichier de configuration active le mode <text:span text:style-name="T11">''</text:span>Créative<text:span text:style-name="T11">''</text:span>.</text:p>
      <text:p text:style-name="P19"/>
      <text:p text:style-name="P19"/>
      <text:p text:style-name="P14">admin@servermt:~/JEUX/MINETEST/minetest/games$ cd minetest_game/ </text:p>
      <text:p text:style-name="P14">admin@servermt:~/JEUX/MINETEST/minetest/games/minetest_game$ cp minetest.conf.example minetest.conf </text:p>
      <text:p text:style-name="P19"/>
      <text:p text:style-name="P19"/>
      <text:p text:style-name="P19">Ouvrir : </text:p>
      <text:p text:style-name="P19"/>
      <text:p text:style-name="P14">minetest.conf </text:p>
      <text:p text:style-name="P19"/>
      <text:p text:style-name="P19">Chercher : </text:p>
      <text:p text:style-name="P19"/>
      <text:p text:style-name="P14">#creative_mode = false </text:p>
      <text:p text:style-name="P19"/>
      <text:p text:style-name="P19">Remplacer par : </text:p>
      <text:p text:style-name="P19"/>
      <text:p text:style-name="P14">creative_mode = true </text:p>
      <text:p text:style-name="P19"/>
      <text:p text:style-name="P19">Ajouter : </text:p>
      <text:p text:style-name="P19"/>
      <text:p text:style-name="P14">name = superadminmt </text:p>
      <text:p text:style-name="P19"/>
      <text:p text:style-name="P19">Ajouter : </text:p>
      <text:p text:style-name="P19"/>
      <text:p text:style-name="P14">server_name = Serveur Minetest (FR) </text:p>
      <text:p text:style-name="P19"/>
      <text:p text:style-name="P19">Ajouter : </text:p>
      <text:p text:style-name="P19"/>
      <text:p text:style-name="P14">enable_damage = false </text:p>
      <text:p text:style-name="P14">enable_pvp = false </text:p>
      <text:p text:style-name="P19"/>
      <text:p text:style-name="P19">Ajouter : </text:p>
      <text:p text:style-name="P19"/>
      <text:p text:style-name="P14">default_privs = interact, shout, fast, fly </text:p>
      <text:p text:style-name="P19"/>
      <text:p text:style-name="P19">Ajouter : </text:p>
      <text:p text:style-name="P19"/>
      <text:p text:style-name="P19"/>
      <text:p text:style-name="P14">max_users = 100 </text:p>
      <text:p text:style-name="P19"/>
      <text:p text:style-name="P19"/>
      <text:p text:style-name="P14">admin@servermt:~/JEUX/MINETEST/minetest/games/minetest_game$ cd ../../bin </text:p>
      <text:p text:style-name="P19"/>
      <text:p text:style-name="P19"/>
      <text:p text:style-name="P10">V/ Serveur Minetest.</text:p>
      <text:p text:style-name="P10"/>
      <text:p text:style-name="P10">1/ Lancement de screen.</text:p>
      <text:p text:style-name="P10"/>
      <text:p text:style-name="P10"><text:soft-page-break/></text:p>
      <text:p text:style-name="P13">admin@servermt:~/JEUX/MINETEST/minetest/bin$ screen</text:p>
      <text:p text:style-name="P10"/>
      <text:p text:style-name="P10"/>
      <text:p text:style-name="P10"/>
      <text:p text:style-name="P10">2/ Lancement du serveur.</text:p>
      <text:p text:style-name="P10"/>
      <text:p text:style-name="P10"/>
      <text:p text:style-name="P13">admin@servermt:~/JEUX/MINETEST/minetest/bin$ ./minetestserver --gameid minetest_game </text:p>
      <text:p text:style-name="P13">2017-09-15 21:17:42: [Main]: Automatically selecting world at [/home/admin/JEUX/MINETEST/minetest/bin/../worlds/world]</text:p>
      <text:p text:style-name="P13">2017-09-15 21:17:42: [Main]: Using game specified by --gameid on the command line</text:p>
      <text:p text:style-name="P13">2017-09-15 21:17:43: WARNING[Main]: NodeDefManager: Ignoring CONTENT_IGNORE redefinition</text:p>
      <text:p text:style-name="P13">2017-09-15 21:17:43: ACTION[Main]: <text:s text:c="8"/>.__ <text:s text:c="14"/>__ <text:s text:c="18"/>__ <text:s text:c="2"/></text:p>
      <text:p text:style-name="P13">2017-09-15 21:17:43: ACTION[Main]: <text:s text:c="2"/>_____ |__| ____ <text:s text:c="2"/>_____/ <text:s/>|_ <text:s/>____ <text:s text:c="2"/>_______/ <text:s/>|_ </text:p>
      <text:p text:style-name="P13">2017-09-15 21:17:43: ACTION[Main]: <text:s/>/ <text:s text:c="4"/>\| <text:s/>|/ <text:s text:c="3"/>\_/ __ \ <text:s text:c="2"/>__\/ __ \ / <text:s/>___/\ <text:s text:c="2"/>__\</text:p>
      <text:p text:style-name="P13">2017-09-15 21:17:43: ACTION[Main]: | <text:s/>Y Y <text:s/>\ <text:s/>| <text:s text:c="2"/>| <text:s/>\ <text:s/>___/| <text:s/>| \ <text:s/>___/ \___ \ <text:s/>| <text:s/>| <text:s/></text:p>
      <text:p text:style-name="P13">2017-09-15 21:17:43: ACTION[Main]: |__|_| <text:s/>/__|___| <text:s/>/\___ <text:s/>&gt;__| <text:s/>\___ <text:s/>&gt;____ <text:s/>&gt; |__| <text:s/></text:p>
      <text:p text:style-name="P13">2017-09-15 21:17:43: ACTION[Main]: <text:s text:c="6"/>\/ <text:s text:c="7"/>\/ <text:s text:c="4"/>\/ <text:s text:c="9"/>\/ <text:s text:c="4"/>\/ <text:s text:c="7"/></text:p>
      <text:p text:style-name="P13">2017-09-15 21:17:43: ACTION[Main]: World at [/home/admin/JEUX/MINETEST/minetest/bin/../worlds/world]</text:p>
      <text:p text:style-name="P13">2017-09-15 21:17:43: ACTION[Main]: Server for gameid="minetest_game" listening on 0.0.0.0:30000.</text:p>
      <text:p text:style-name="P13"/>
      <text:p text:style-name="P10"/>
      <text:p text:style-name="P10"/>
      <text:p text:style-name="P10">3/ Client Minetest : Connexion au serveur Minetest.</text:p>
      <text:p text:style-name="P10"/>
      <text:p text:style-name="P10">Ordinateur : Raspberry Pi 3</text:p>
      <text:p text:style-name="P10">Client Minetest : 0.4.16</text:p>
      <text:p text:style-name="P10"/>
      <text:p text:style-name="P10"/>
      <text:p text:style-name="P13">pi@minetest:~/JEUX/MINETEST/minetest/bin $ ./minetest --address 213.166.243.99 --name Sam --go</text:p>
      <text:p text:style-name="P10"/>
      <text:p text:style-name="P10"/>
      <text:p text:style-name="P10"/>
      <text:p text:style-name="P10">4/ Fichier de journalisation de connexion d'un joueur.</text:p>
      <text:p text:style-name="P10"/>
      <text:p text:style-name="P10"/>
      <text:p text:style-name="P13">2017-09-15 21:18:24: ACTION[Server]: Sam [90.6.217.235] joins game. </text:p>
      <text:p text:style-name="P10"><text:span text:style-name="T12">2017-09-15 21:18:24: ACTION[Server]: Sam joins game. List of players: S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8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7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3:04.073462021</dc:date>
    <meta:editing-duration>PT6H37M39S</meta:editing-duration>
    <meta:editing-cycles>230</meta:editing-cycles>
    <dc:creator>util01 </dc:creator>
    <meta:document-statistic meta:table-count="0" meta:image-count="0" meta:object-count="0" meta:page-count="8" meta:paragraph-count="204" meta:word-count="1004" meta:character-count="9287" meta:non-whitespace-character-count="8277"/>
  </office:meta>
</office:document-meta>
</file>